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63cm"/>
    </style:style>
    <style:style style:name="co2" style:family="table-column">
      <style:table-column-properties fo:break-before="auto" style:column-width="1.86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7.346cm" svg:height="21.234cm" svg:x="10.004cm" svg:y="0.226cm">
            <draw:object draw:notify-on-update-of-ranges="Sheet1.A1:Sheet1.A25 Sheet1.B1:Sheet1.B1 Sheet1.C1:Sheet1.C25 Sheet1.A26:Sheet1.A50 Sheet1.B26:Sheet1.B26 Sheet1.C26:Sheet1.C50 Sheet1.A51:Sheet1.A75 Sheet1.B51:Sheet1.B51 Sheet1.C51:Sheet1.C7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5.119cm" svg:height="21.461cm" svg:x="9.97cm" svg:y="21.874cm">
            <draw:object draw:notify-on-update-of-ranges="Sheet1.B1:Sheet1.B1 Sheet1.D1:Sheet1.D25 Sheet1.A1:Sheet1.A25 Sheet1.E1:Sheet1.E25 Sheet1.E1:Sheet1.E25 Sheet1.B26:Sheet1.B26 Sheet1.D26:Sheet1.D50 Sheet1.A26:Sheet1.A50 Sheet1.E26:Sheet1.E46 Sheet1.E26:Sheet1.E46 Sheet1.B51:Sheet1.B51 Sheet1.D51:Sheet1.D75 Sheet1.A51:Sheet1.A75 Sheet1.E51:Sheet1.E71 Sheet1.E51:Sheet1.E7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5000" calcext:value-type="float">
            <text:p>5000</text:p>
          </table:table-cell>
          <table:table-cell office:value-type="float" office:value="454.489" calcext:value-type="float">
            <text:p>454.489</text:p>
          </table:table-cell>
          <table:table-cell table:formula="of:=AVERAGE([.C1:.C5])" office:value-type="float" office:value="453.4144" calcext:value-type="float">
            <text:p>453.4144</text:p>
          </table:table-cell>
          <table:table-cell table:formula="of:=STDEV([.C1:.C25])" office:value-type="float" office:value="1867.51657833644" calcext:value-type="float">
            <text:p>1867.5165783365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5000" calcext:value-type="float">
            <text:p>5000</text:p>
          </table:table-cell>
          <table:table-cell office:value-type="float" office:value="450.774" calcext:value-type="float">
            <text:p>450.774</text:p>
          </table:table-cell>
          <table:table-cell table:number-columns-repeated="2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5000" calcext:value-type="float">
            <text:p>5000</text:p>
          </table:table-cell>
          <table:table-cell office:value-type="float" office:value="455.909" calcext:value-type="float">
            <text:p>455.909</text:p>
          </table:table-cell>
          <table:table-cell table:number-columns-repeated="2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5000" calcext:value-type="float">
            <text:p>5000</text:p>
          </table:table-cell>
          <table:table-cell office:value-type="float" office:value="454.346" calcext:value-type="float">
            <text:p>454.346</text:p>
          </table:table-cell>
          <table:table-cell table:number-columns-repeated="2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5000" calcext:value-type="float">
            <text:p>5000</text:p>
          </table:table-cell>
          <table:table-cell office:value-type="float" office:value="451.554" calcext:value-type="float">
            <text:p>451.554</text:p>
          </table:table-cell>
          <table:table-cell table:number-columns-repeated="2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5000" calcext:value-type="float">
            <text:p>5000</text:p>
          </table:table-cell>
          <table:table-cell office:value-type="float" office:value="1551.2" calcext:value-type="float">
            <text:p>1551.2</text:p>
          </table:table-cell>
          <table:table-cell table:formula="of:=AVERAGE([.C6:.C10])" office:value-type="float" office:value="1536.042" calcext:value-type="float">
            <text:p>1536.042</text:p>
          </table:table-cell>
          <table:table-cell table:formula="of:=STDEV([.C1:.C25])" office:value-type="float" office:value="1867.51657833644" calcext:value-type="float">
            <text:p>1867.5165783365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5000" calcext:value-type="float">
            <text:p>5000</text:p>
          </table:table-cell>
          <table:table-cell office:value-type="float" office:value="1549.973" calcext:value-type="float">
            <text:p>1549.973</text:p>
          </table:table-cell>
          <table:table-cell table:number-columns-repeated="2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5000" calcext:value-type="float">
            <text:p>5000</text:p>
          </table:table-cell>
          <table:table-cell office:value-type="float" office:value="1547.545" calcext:value-type="float">
            <text:p>1547.545</text:p>
          </table:table-cell>
          <table:table-cell table:number-columns-repeated="2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5000" calcext:value-type="float">
            <text:p>5000</text:p>
          </table:table-cell>
          <table:table-cell office:value-type="float" office:value="1523.156" calcext:value-type="float">
            <text:p>1523.156</text:p>
          </table:table-cell>
          <table:table-cell table:number-columns-repeated="2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5000" calcext:value-type="float">
            <text:p>5000</text:p>
          </table:table-cell>
          <table:table-cell office:value-type="float" office:value="1508.336" calcext:value-type="float">
            <text:p>1508.336</text:p>
          </table:table-cell>
          <table:table-cell table:number-columns-repeated="2"/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5000" calcext:value-type="float">
            <text:p>5000</text:p>
          </table:table-cell>
          <table:table-cell office:value-type="float" office:value="2725.331" calcext:value-type="float">
            <text:p>2725.331</text:p>
          </table:table-cell>
          <table:table-cell table:formula="of:=AVERAGE([.C11:.C15])" office:value-type="float" office:value="2728.5686" calcext:value-type="float">
            <text:p>2728.5686</text:p>
          </table:table-cell>
          <table:table-cell table:formula="of:=STDEV([.C1:.C25])" office:value-type="float" office:value="1867.51657833644" calcext:value-type="float">
            <text:p>1867.5165783365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5000" calcext:value-type="float">
            <text:p>5000</text:p>
          </table:table-cell>
          <table:table-cell office:value-type="float" office:value="2724.857" calcext:value-type="float">
            <text:p>2724.857</text:p>
          </table:table-cell>
          <table:table-cell table:number-columns-repeated="2"/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5000" calcext:value-type="float">
            <text:p>5000</text:p>
          </table:table-cell>
          <table:table-cell office:value-type="float" office:value="2720.42" calcext:value-type="float">
            <text:p>2720.42</text:p>
          </table:table-cell>
          <table:table-cell table:number-columns-repeated="2"/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5000" calcext:value-type="float">
            <text:p>5000</text:p>
          </table:table-cell>
          <table:table-cell office:value-type="float" office:value="2747.483" calcext:value-type="float">
            <text:p>2747.483</text:p>
          </table:table-cell>
          <table:table-cell table:number-columns-repeated="2"/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5000" calcext:value-type="float">
            <text:p>5000</text:p>
          </table:table-cell>
          <table:table-cell office:value-type="float" office:value="2724.752" calcext:value-type="float">
            <text:p>2724.752</text:p>
          </table:table-cell>
          <table:table-cell table:number-columns-repeated="2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5000" calcext:value-type="float">
            <text:p>5000</text:p>
          </table:table-cell>
          <table:table-cell office:value-type="float" office:value="4171.062" calcext:value-type="float">
            <text:p>4171.062</text:p>
          </table:table-cell>
          <table:table-cell table:formula="of:=AVERAGE([.C16:.C20])" office:value-type="float" office:value="4187.4796" calcext:value-type="float">
            <text:p>4187.4796</text:p>
          </table:table-cell>
          <table:table-cell table:formula="of:=STDEV([.C1:.C25])" office:value-type="float" office:value="1867.51657833644" calcext:value-type="float">
            <text:p>1867.5165783365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5000" calcext:value-type="float">
            <text:p>5000</text:p>
          </table:table-cell>
          <table:table-cell office:value-type="float" office:value="4185.8" calcext:value-type="float">
            <text:p>4185.8</text:p>
          </table:table-cell>
          <table:table-cell table:number-columns-repeated="2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5000" calcext:value-type="float">
            <text:p>5000</text:p>
          </table:table-cell>
          <table:table-cell office:value-type="float" office:value="4179.354" calcext:value-type="float">
            <text:p>4179.354</text:p>
          </table:table-cell>
          <table:table-cell table:number-columns-repeated="2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5000" calcext:value-type="float">
            <text:p>5000</text:p>
          </table:table-cell>
          <table:table-cell office:value-type="float" office:value="4203.873" calcext:value-type="float">
            <text:p>4203.873</text:p>
          </table:table-cell>
          <table:table-cell table:number-columns-repeated="2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5000" calcext:value-type="float">
            <text:p>5000</text:p>
          </table:table-cell>
          <table:table-cell office:value-type="float" office:value="4197.309" calcext:value-type="float">
            <text:p>4197.309</text:p>
          </table:table-cell>
          <table:table-cell table:number-columns-repeated="2"/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5000" calcext:value-type="float">
            <text:p>5000</text:p>
          </table:table-cell>
          <table:table-cell office:value-type="float" office:value="5588.52" calcext:value-type="float">
            <text:p>5588.52</text:p>
          </table:table-cell>
          <table:table-cell table:formula="of:=AVERAGE([.C21:.C25])" office:value-type="float" office:value="5584.3902" calcext:value-type="float">
            <text:p>5584.3902</text:p>
          </table:table-cell>
          <table:table-cell table:formula="of:=STDEV([.C1:.C25])" office:value-type="float" office:value="1867.51657833644" calcext:value-type="float">
            <text:p>1867.5165783365</text:p>
          </table:table-cell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5000" calcext:value-type="float">
            <text:p>5000</text:p>
          </table:table-cell>
          <table:table-cell office:value-type="float" office:value="5566.519" calcext:value-type="float">
            <text:p>5566.519</text:p>
          </table:table-cell>
          <table:table-cell table:number-columns-repeated="2"/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5000" calcext:value-type="float">
            <text:p>5000</text:p>
          </table:table-cell>
          <table:table-cell office:value-type="float" office:value="5562.442" calcext:value-type="float">
            <text:p>5562.442</text:p>
          </table:table-cell>
          <table:table-cell table:number-columns-repeated="2"/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5000" calcext:value-type="float">
            <text:p>5000</text:p>
          </table:table-cell>
          <table:table-cell office:value-type="float" office:value="5561.742" calcext:value-type="float">
            <text:p>5561.742</text:p>
          </table:table-cell>
          <table:table-cell table:number-columns-repeated="2"/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5000" calcext:value-type="float">
            <text:p>5000</text:p>
          </table:table-cell>
          <table:table-cell office:value-type="float" office:value="5642.728" calcext:value-type="float">
            <text:p>5642.728</text:p>
          </table:table-cell>
          <table:table-cell table:number-columns-repeated="2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25000" calcext:value-type="float">
            <text:p>25000</text:p>
          </table:table-cell>
          <table:table-cell office:value-type="float" office:value="6.065" calcext:value-type="float">
            <text:p>6.065</text:p>
          </table:table-cell>
          <table:table-cell table:formula="of:=AVERAGE([.C26:.C30])" office:value-type="float" office:value="6.0744" calcext:value-type="float">
            <text:p>6.0744</text:p>
          </table:table-cell>
          <table:table-cell table:formula="of:=STDEV([.C26:.C50])" office:value-type="float" office:value="832.239011264687" calcext:value-type="float">
            <text:p>832.2390112647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25000" calcext:value-type="float">
            <text:p>25000</text:p>
          </table:table-cell>
          <table:table-cell office:value-type="float" office:value="6.064" calcext:value-type="float">
            <text:p>6.064</text:p>
          </table:table-cell>
          <table:table-cell table:number-columns-repeated="2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25000" calcext:value-type="float">
            <text:p>25000</text:p>
          </table:table-cell>
          <table:table-cell office:value-type="float" office:value="6.042" calcext:value-type="float">
            <text:p>6.042</text:p>
          </table:table-cell>
          <table:table-cell table:number-columns-repeated="2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25000" calcext:value-type="float">
            <text:p>25000</text:p>
          </table:table-cell>
          <table:table-cell office:value-type="float" office:value="6.117" calcext:value-type="float">
            <text:p>6.117</text:p>
          </table:table-cell>
          <table:table-cell table:number-columns-repeated="2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25000" calcext:value-type="float">
            <text:p>25000</text:p>
          </table:table-cell>
          <table:table-cell office:value-type="float" office:value="6.084" calcext:value-type="float">
            <text:p>6.084</text:p>
          </table:table-cell>
          <table:table-cell table:number-columns-repeated="2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08.022" calcext:value-type="float">
            <text:p>208.022</text:p>
          </table:table-cell>
          <table:table-cell table:formula="of:=AVERAGE([.C31:.C35])" office:value-type="float" office:value="204.2716" calcext:value-type="float">
            <text:p>204.2716</text:p>
          </table:table-cell>
          <table:table-cell table:formula="of:=STDEV([.C26:.C50])" office:value-type="float" office:value="832.239011264687" calcext:value-type="float">
            <text:p>832.2390112647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04.711" calcext:value-type="float">
            <text:p>204.711</text:p>
          </table:table-cell>
          <table:table-cell table:number-columns-repeated="2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04.148" calcext:value-type="float">
            <text:p>204.148</text:p>
          </table:table-cell>
          <table:table-cell table:number-columns-repeated="2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06.335" calcext:value-type="float">
            <text:p>206.335</text:p>
          </table:table-cell>
          <table:table-cell table:number-columns-repeated="2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98.142" calcext:value-type="float">
            <text:p>198.142</text:p>
          </table:table-cell>
          <table:table-cell table:number-columns-repeated="2"/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25000" calcext:value-type="float">
            <text:p>25000</text:p>
          </table:table-cell>
          <table:table-cell office:value-type="float" office:value="669.083" calcext:value-type="float">
            <text:p>669.083</text:p>
          </table:table-cell>
          <table:table-cell table:formula="of:=AVERAGE([.C36:.C40])" office:value-type="float" office:value="667.8392" calcext:value-type="float">
            <text:p>667.8392</text:p>
          </table:table-cell>
          <table:table-cell table:formula="of:=STDEV([.C26:.C50])" office:value-type="float" office:value="832.239011264687" calcext:value-type="float">
            <text:p>832.2390112647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25000" calcext:value-type="float">
            <text:p>25000</text:p>
          </table:table-cell>
          <table:table-cell office:value-type="float" office:value="674.54" calcext:value-type="float">
            <text:p>674.54</text:p>
          </table:table-cell>
          <table:table-cell table:number-columns-repeated="2"/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25000" calcext:value-type="float">
            <text:p>25000</text:p>
          </table:table-cell>
          <table:table-cell office:value-type="float" office:value="661.44" calcext:value-type="float">
            <text:p>661.44</text:p>
          </table:table-cell>
          <table:table-cell table:number-columns-repeated="2"/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25000" calcext:value-type="float">
            <text:p>25000</text:p>
          </table:table-cell>
          <table:table-cell office:value-type="float" office:value="678.876" calcext:value-type="float">
            <text:p>678.876</text:p>
          </table:table-cell>
          <table:table-cell table:number-columns-repeated="2"/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25000" calcext:value-type="float">
            <text:p>25000</text:p>
          </table:table-cell>
          <table:table-cell office:value-type="float" office:value="655.257" calcext:value-type="float">
            <text:p>655.257</text:p>
          </table:table-cell>
          <table:table-cell table:number-columns-repeated="2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365.745" calcext:value-type="float">
            <text:p>1365.745</text:p>
          </table:table-cell>
          <table:table-cell table:formula="of:=AVERAGE([.C41:.C45])" office:value-type="float" office:value="1365.757" calcext:value-type="float">
            <text:p>1365.757</text:p>
          </table:table-cell>
          <table:table-cell table:formula="of:=STDEV([.C26:.C50])" office:value-type="float" office:value="832.239011264687" calcext:value-type="float">
            <text:p>832.2390112647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359.34" calcext:value-type="float">
            <text:p>1359.34</text:p>
          </table:table-cell>
          <table:table-cell table:number-columns-repeated="2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356.939" calcext:value-type="float">
            <text:p>1356.939</text:p>
          </table:table-cell>
          <table:table-cell table:number-columns-repeated="2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369.045" calcext:value-type="float">
            <text:p>1369.045</text:p>
          </table:table-cell>
          <table:table-cell table:number-columns-repeated="2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377.716" calcext:value-type="float">
            <text:p>1377.716</text:p>
          </table:table-cell>
          <table:table-cell table:number-columns-repeated="2"/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26.276" calcext:value-type="float">
            <text:p>2226.276</text:p>
          </table:table-cell>
          <table:table-cell table:formula="of:=AVERAGE([.C46:.C50])" office:value-type="float" office:value="2230.626" calcext:value-type="float">
            <text:p>2230.626</text:p>
          </table:table-cell>
          <table:table-cell table:formula="of:=STDEV([.C26:.C50])" office:value-type="float" office:value="832.239011264687" calcext:value-type="float">
            <text:p>832.2390112647</text:p>
          </table:table-cell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41.105" calcext:value-type="float">
            <text:p>2241.105</text:p>
          </table:table-cell>
          <table:table-cell table:number-columns-repeated="2"/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26.982" calcext:value-type="float">
            <text:p>2226.982</text:p>
          </table:table-cell>
          <table:table-cell table:number-columns-repeated="2"/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34.581" calcext:value-type="float">
            <text:p>2234.581</text:p>
          </table:table-cell>
          <table:table-cell table:number-columns-repeated="2"/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24.186" calcext:value-type="float">
            <text:p>2224.186</text:p>
          </table:table-cell>
          <table:table-cell table:number-columns-repeated="2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3.321" calcext:value-type="float">
            <text:p>3.321</text:p>
          </table:table-cell>
          <table:table-cell table:formula="of:=AVERAGE([.C51:.C55])" office:value-type="float" office:value="3.3204" calcext:value-type="float">
            <text:p>3.3204</text:p>
          </table:table-cell>
          <table:table-cell table:formula="of:=STDEV([.C51:.C75])" office:value-type="float" office:value="6.79775641492593" calcext:value-type="float">
            <text:p>6.7977564149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3.372" calcext:value-type="float">
            <text:p>3.372</text:p>
          </table:table-cell>
          <table:table-cell table:number-columns-repeated="2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3.329" calcext:value-type="float">
            <text:p>3.329</text:p>
          </table:table-cell>
          <table:table-cell table:number-columns-repeated="2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3.281" calcext:value-type="float">
            <text:p>3.281</text:p>
          </table:table-cell>
          <table:table-cell table:number-columns-repeated="2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3.299" calcext:value-type="float">
            <text:p>3.29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0000" calcext:value-type="float">
            <text:p>150000</text:p>
          </table:table-cell>
          <table:table-cell office:value-type="float" office:value="6.453" calcext:value-type="float">
            <text:p>6.453</text:p>
          </table:table-cell>
          <table:table-cell table:formula="of:=AVERAGE([.C56:.C60])" office:value-type="float" office:value="6.5198" calcext:value-type="float">
            <text:p>6.5198</text:p>
          </table:table-cell>
          <table:table-cell table:formula="of:=STDEV([.C51:.C75])" office:value-type="float" office:value="6.79775641492593" calcext:value-type="float">
            <text:p>6.7977564149</text:p>
          </table:table-cell>
        </table:table-row>
        <table:table-row table:style-name="ro1">
          <table:table-cell table:number-columns-repeated="2" office:value-type="float" office:value="150000" calcext:value-type="float">
            <text:p>150000</text:p>
          </table:table-cell>
          <table:table-cell office:value-type="float" office:value="6.448" calcext:value-type="float">
            <text:p>6.44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0000" calcext:value-type="float">
            <text:p>150000</text:p>
          </table:table-cell>
          <table:table-cell office:value-type="float" office:value="6.445" calcext:value-type="float">
            <text:p>6.44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0000" calcext:value-type="float">
            <text:p>150000</text:p>
          </table:table-cell>
          <table:table-cell office:value-type="float" office:value="6.755" calcext:value-type="float">
            <text:p>6.75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0000" calcext:value-type="float">
            <text:p>150000</text:p>
          </table:table-cell>
          <table:table-cell office:value-type="float" office:value="6.498" calcext:value-type="float">
            <text:p>6.498</text:p>
          </table:table-cell>
          <table:table-cell table:number-columns-repeated="2"/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9.878" calcext:value-type="float">
            <text:p>9.878</text:p>
          </table:table-cell>
          <table:table-cell table:formula="of:=AVERAGE([.C61:.C65])" office:value-type="float" office:value="9.8542" calcext:value-type="float">
            <text:p>9.8542</text:p>
          </table:table-cell>
          <table:table-cell table:formula="of:=STDEV([.C51:.C75])" office:value-type="float" office:value="6.79775641492593" calcext:value-type="float">
            <text:p>6.7977564149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9.694" calcext:value-type="float">
            <text:p>9.694</text:p>
          </table:table-cell>
          <table:table-cell table:number-columns-repeated="2"/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9.756" calcext:value-type="float">
            <text:p>9.756</text:p>
          </table:table-cell>
          <table:table-cell table:number-columns-repeated="2"/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0.179" calcext:value-type="float">
            <text:p>10.179</text:p>
          </table:table-cell>
          <table:table-cell table:number-columns-repeated="2"/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9.764" calcext:value-type="float">
            <text:p>9.764</text:p>
          </table:table-cell>
          <table:table-cell table:number-columns-repeated="2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3.233" calcext:value-type="float">
            <text:p>13.233</text:p>
          </table:table-cell>
          <table:table-cell table:formula="of:=AVERAGE([.C66:.C70])" office:value-type="float" office:value="13.137" calcext:value-type="float">
            <text:p>13.137</text:p>
          </table:table-cell>
          <table:table-cell table:formula="of:=STDEV([.C51:.C75])" office:value-type="float" office:value="6.79775641492593" calcext:value-type="float">
            <text:p>6.7977564149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3.169" calcext:value-type="float">
            <text:p>13.169</text:p>
          </table:table-cell>
          <table:table-cell table:number-columns-repeated="2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3.089" calcext:value-type="float">
            <text:p>13.089</text:p>
          </table:table-cell>
          <table:table-cell table:number-columns-repeated="2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3.161" calcext:value-type="float">
            <text:p>13.161</text:p>
          </table:table-cell>
          <table:table-cell table:number-columns-repeated="2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3.033" calcext:value-type="float">
            <text:p>13.033</text:p>
          </table:table-cell>
          <table:table-cell table:number-columns-repeated="2"/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22.586" calcext:value-type="float">
            <text:p>22.586</text:p>
          </table:table-cell>
          <table:table-cell table:formula="of:=AVERAGE([.C71:.C75])" office:value-type="float" office:value="22.6992" calcext:value-type="float">
            <text:p>22.6992</text:p>
          </table:table-cell>
          <table:table-cell table:formula="of:=STDEV([.C51:.C75])" office:value-type="float" office:value="6.79775641492593" calcext:value-type="float">
            <text:p>6.7977564149</text:p>
          </table:table-cell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22.674" calcext:value-type="float">
            <text:p>22.674</text:p>
          </table:table-cell>
          <table:table-cell table:number-columns-repeated="2"/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22.725" calcext:value-type="float">
            <text:p>22.725</text:p>
          </table:table-cell>
          <table:table-cell table:number-columns-repeated="2"/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22.609" calcext:value-type="float">
            <text:p>22.609</text:p>
          </table:table-cell>
          <table:table-cell table:number-columns-repeated="2"/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22.902" calcext:value-type="float">
            <text:p>22.902</text:p>
          </table:table-cell>
          <table:table-cell table:number-columns-repeated="2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3.333" calcext:value-type="float">
            <text:p>3.333</text:p>
          </table:table-cell>
          <table:table-cell table:formula="of:=AVERAGE([.C76:.C80])" office:value-type="float" office:value="3.312" calcext:value-type="float">
            <text:p>3.312</text:p>
          </table:table-cell>
          <table:table-cell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3.3" calcext:value-type="float">
            <text:p>3.3</text:p>
          </table:table-cell>
          <table:table-cell table:number-columns-repeated="2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3.3" calcext:value-type="float">
            <text:p>3.3</text:p>
          </table:table-cell>
          <table:table-cell table:number-columns-repeated="2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3.321" calcext:value-type="float">
            <text:p>3.321</text:p>
          </table:table-cell>
          <table:table-cell table:number-columns-repeated="2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3.306" calcext:value-type="float">
            <text:p>3.306</text:p>
          </table:table-cell>
          <table:table-cell table:number-columns-repeated="2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6.439" calcext:value-type="float">
            <text:p>6.439</text:p>
          </table:table-cell>
          <table:table-cell table:formula="of:=AVERAGE([.C81:.C85])" office:value-type="float" office:value="6.506" calcext:value-type="float">
            <text:p>6.506</text:p>
          </table:table-cell>
          <table:table-cell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6.491" calcext:value-type="float">
            <text:p>6.491</text:p>
          </table:table-cell>
          <table:table-cell table:number-columns-repeated="2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6.57" calcext:value-type="float">
            <text:p>6.57</text:p>
          </table:table-cell>
          <table:table-cell table:number-columns-repeated="2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6.502" calcext:value-type="float">
            <text:p>6.502</text:p>
          </table:table-cell>
          <table:table-cell table:number-columns-repeated="2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6.528" calcext:value-type="float">
            <text:p>6.528</text:p>
          </table:table-cell>
          <table:table-cell table:number-columns-repeated="2"/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9.68" calcext:value-type="float">
            <text:p>9.68</text:p>
          </table:table-cell>
          <table:table-cell table:formula="of:=AVERAGE([.C86:.C90])" office:value-type="float" office:value="9.7438" calcext:value-type="float">
            <text:p>9.7438</text:p>
          </table:table-cell>
          <table:table-cell/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9.789" calcext:value-type="float">
            <text:p>9.789</text:p>
          </table:table-cell>
          <table:table-cell table:number-columns-repeated="2"/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9.717" calcext:value-type="float">
            <text:p>9.717</text:p>
          </table:table-cell>
          <table:table-cell table:number-columns-repeated="2"/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9.769" calcext:value-type="float">
            <text:p>9.769</text:p>
          </table:table-cell>
          <table:table-cell table:number-columns-repeated="2"/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9.764" calcext:value-type="float">
            <text:p>9.764</text:p>
          </table:table-cell>
          <table:table-cell table:number-columns-repeated="2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3.123" calcext:value-type="float">
            <text:p>13.123</text:p>
          </table:table-cell>
          <table:table-cell table:formula="of:=AVERAGE([.C91:.C95])" office:value-type="float" office:value="13.0918" calcext:value-type="float">
            <text:p>13.0918</text:p>
          </table:table-cell>
          <table:table-cell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3.041" calcext:value-type="float">
            <text:p>13.041</text:p>
          </table:table-cell>
          <table:table-cell table:number-columns-repeated="2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3.186" calcext:value-type="float">
            <text:p>13.186</text:p>
          </table:table-cell>
          <table:table-cell table:number-columns-repeated="2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2.961" calcext:value-type="float">
            <text:p>12.961</text:p>
          </table:table-cell>
          <table:table-cell table:number-columns-repeated="2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3.148" calcext:value-type="float">
            <text:p>13.148</text:p>
          </table:table-cell>
          <table:table-cell table:number-columns-repeated="2"/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6.396" calcext:value-type="float">
            <text:p>16.396</text:p>
          </table:table-cell>
          <table:table-cell table:formula="of:=AVERAGE([.C96:.C100])" office:value-type="float" office:value="16.397" calcext:value-type="float">
            <text:p>16.397</text:p>
          </table:table-cell>
          <table:table-cell/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6.241" calcext:value-type="float">
            <text:p>16.241</text:p>
          </table:table-cell>
          <table:table-cell table:number-columns-repeated="2"/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6.43" calcext:value-type="float">
            <text:p>16.43</text:p>
          </table:table-cell>
          <table:table-cell table:number-columns-repeated="2"/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6.537" calcext:value-type="float">
            <text:p>16.537</text:p>
          </table:table-cell>
          <table:table-cell table:number-columns-repeated="2"/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6.381" calcext:value-type="float">
            <text:p>16.381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C100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00-00-00</text:date>, <text:time style:data-style-name="N2" text:time-value="15:23:33.8881208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7T16:23:52.889674201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3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7.347cm" svg:height="21.235cm" xlink:href=".." xlink:type="simple" chart:class="chart:scatter" chart:style-name="ch1">
        <chart:title svg:x="16.738cm" svg:y="0.56cm" chart:style-name="ch2">
          <text:p>Apriori netflix data</text:p>
        </chart:title>
        <chart:legend chart:legend-position="end" svg:x="35.322cm" svg:y="9.727cm" style:legend-expansion="high" chart:style-name="ch3"/>
        <chart:plot-area chart:style-name="ch4" table:cell-range-address="Sheet1.A1:Sheet1.A25 Sheet1.B1:Sheet1.B1 Sheet1.C1:Sheet1.C75 Sheet1.B26:Sheet1.B26 Sheet1.B51:Sheet1.B51" chart:data-source-has-labels="row" svg:x="1.776cm" svg:y="1.789cm" svg:width="32.8cm" svg:height="18.022cm">
          <chartooo:coordinate-region svg:x="2.874cm" svg:y="2.019cm" svg:width="31.065cm" svg:height="17.083cm"/>
          <chart:axis chart:dimension="x" chart:name="primary-x" chart:style-name="ch5">
            <chart:title svg:x="17.519cm" svg:y="20.236cm" chart:style-name="ch6">
              <text:p>Baskets</text:p>
            </chart:title>
          </chart:axis>
          <chart:axis chart:dimension="y" chart:name="primary-y" chart:style-name="ch5">
            <chart:title svg:x="0.451cm" svg:y="11.986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C1:Sheet1.C25" chart:label-cell-address="Sheet1.B1:Sheet1.B1" chart:class="chart:scatter">
            <chart:domain table:cell-range-address="Sheet1.A1:Sheet1.A25"/>
            <chart:data-point chart:repeated="25"/>
          </chart:series>
          <chart:series chart:style-name="ch10" chart:values-cell-range-address="Sheet1.C26:Sheet1.C50" chart:label-cell-address="Sheet1.B26:Sheet1.B26" chart:class="chart:scatter">
            <chart:domain table:cell-range-address="Sheet1.A26:Sheet1.A50"/>
            <chart:data-point chart:repeated="25"/>
          </chart:series>
          <chart:series chart:style-name="ch11" chart:values-cell-range-address="Sheet1.C51:Sheet1.C75" chart:label-cell-address="Sheet1.B51:Sheet1.B51" chart:class="chart:scatter">
            <chart:domain table:cell-range-address="Sheet1.A51:Sheet1.A75"/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000</text:p>
                <draw:g>
                  <svg:desc>Sheet1.B1:Sheet1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5000</text:p>
                <draw:g>
                  <svg:desc>Sheet1.B26:Sheet1.B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50000</text:p>
                <draw:g>
                  <svg:desc>Sheet1.B51:Sheet1.B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000">
                <text:p>75000</text:p>
                <draw:g>
                  <svg:desc>Sheet1.A1:Sheet1.A25</svg:desc>
                </draw:g>
              </table:table-cell>
              <table:table-cell office:value-type="float" office:value="454.489">
                <text:p>454.489</text:p>
                <draw:g>
                  <svg:desc>Sheet1.C1:Sheet1.C25</svg:desc>
                </draw:g>
              </table:table-cell>
              <table:table-cell office:value-type="float" office:value="75000">
                <text:p>75000</text:p>
                <draw:g>
                  <svg:desc>Sheet1.A26:Sheet1.A50</svg:desc>
                </draw:g>
              </table:table-cell>
              <table:table-cell office:value-type="float" office:value="6.065">
                <text:p>6.065</text:p>
                <draw:g>
                  <svg:desc>Sheet1.C26:Sheet1.C50</svg:desc>
                </draw:g>
              </table:table-cell>
              <table:table-cell office:value-type="float" office:value="75000">
                <text:p>75000</text:p>
                <draw:g>
                  <svg:desc>Sheet1.A51:Sheet1.A75</svg:desc>
                </draw:g>
              </table:table-cell>
              <table:table-cell office:value-type="float" office:value="3.321">
                <text:p>3.321</text:p>
                <draw:g>
                  <svg:desc>Sheet1.C51:Sheet1.C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000">
                <text:p>75000</text:p>
              </table:table-cell>
              <table:table-cell office:value-type="float" office:value="450.774">
                <text:p>450.774</text:p>
              </table:table-cell>
              <table:table-cell office:value-type="float" office:value="75000">
                <text:p>75000</text:p>
              </table:table-cell>
              <table:table-cell office:value-type="float" office:value="6.064">
                <text:p>6.064</text:p>
              </table:table-cell>
              <table:table-cell office:value-type="float" office:value="75000">
                <text:p>75000</text:p>
              </table:table-cell>
              <table:table-cell office:value-type="float" office:value="3.372">
                <text:p>3.3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00">
                <text:p>75000</text:p>
              </table:table-cell>
              <table:table-cell office:value-type="float" office:value="455.909">
                <text:p>455.909</text:p>
              </table:table-cell>
              <table:table-cell office:value-type="float" office:value="75000">
                <text:p>75000</text:p>
              </table:table-cell>
              <table:table-cell office:value-type="float" office:value="6.042">
                <text:p>6.042</text:p>
              </table:table-cell>
              <table:table-cell office:value-type="float" office:value="75000">
                <text:p>75000</text:p>
              </table:table-cell>
              <table:table-cell office:value-type="float" office:value="3.329">
                <text:p>3.3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00">
                <text:p>75000</text:p>
              </table:table-cell>
              <table:table-cell office:value-type="float" office:value="454.346">
                <text:p>454.346</text:p>
              </table:table-cell>
              <table:table-cell office:value-type="float" office:value="75000">
                <text:p>75000</text:p>
              </table:table-cell>
              <table:table-cell office:value-type="float" office:value="6.117">
                <text:p>6.117</text:p>
              </table:table-cell>
              <table:table-cell office:value-type="float" office:value="75000">
                <text:p>75000</text:p>
              </table:table-cell>
              <table:table-cell office:value-type="float" office:value="3.281">
                <text:p>3.2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000">
                <text:p>75000</text:p>
              </table:table-cell>
              <table:table-cell office:value-type="float" office:value="451.554">
                <text:p>451.554</text:p>
              </table:table-cell>
              <table:table-cell office:value-type="float" office:value="75000">
                <text:p>75000</text:p>
              </table:table-cell>
              <table:table-cell office:value-type="float" office:value="6.084">
                <text:p>6.084</text:p>
              </table:table-cell>
              <table:table-cell office:value-type="float" office:value="75000">
                <text:p>75000</text:p>
              </table:table-cell>
              <table:table-cell office:value-type="float" office:value="3.299">
                <text:p>3.2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0">
                <text:p>150000</text:p>
              </table:table-cell>
              <table:table-cell office:value-type="float" office:value="1551.2">
                <text:p>1551.2</text:p>
              </table:table-cell>
              <table:table-cell office:value-type="float" office:value="150000">
                <text:p>150000</text:p>
              </table:table-cell>
              <table:table-cell office:value-type="float" office:value="208.022">
                <text:p>208.022</text:p>
              </table:table-cell>
              <table:table-cell office:value-type="float" office:value="150000">
                <text:p>150000</text:p>
              </table:table-cell>
              <table:table-cell office:value-type="float" office:value="6.453">
                <text:p>6.4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00">
                <text:p>150000</text:p>
              </table:table-cell>
              <table:table-cell office:value-type="float" office:value="1549.973">
                <text:p>1549.973</text:p>
              </table:table-cell>
              <table:table-cell office:value-type="float" office:value="150000">
                <text:p>150000</text:p>
              </table:table-cell>
              <table:table-cell office:value-type="float" office:value="204.711">
                <text:p>204.711</text:p>
              </table:table-cell>
              <table:table-cell office:value-type="float" office:value="150000">
                <text:p>150000</text:p>
              </table:table-cell>
              <table:table-cell office:value-type="float" office:value="6.448">
                <text:p>6.4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00">
                <text:p>150000</text:p>
              </table:table-cell>
              <table:table-cell office:value-type="float" office:value="1547.545">
                <text:p>1547.545</text:p>
              </table:table-cell>
              <table:table-cell office:value-type="float" office:value="150000">
                <text:p>150000</text:p>
              </table:table-cell>
              <table:table-cell office:value-type="float" office:value="204.148">
                <text:p>204.148</text:p>
              </table:table-cell>
              <table:table-cell office:value-type="float" office:value="150000">
                <text:p>150000</text:p>
              </table:table-cell>
              <table:table-cell office:value-type="float" office:value="6.445">
                <text:p>6.4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000">
                <text:p>150000</text:p>
              </table:table-cell>
              <table:table-cell office:value-type="float" office:value="1523.156">
                <text:p>1523.156</text:p>
              </table:table-cell>
              <table:table-cell office:value-type="float" office:value="150000">
                <text:p>150000</text:p>
              </table:table-cell>
              <table:table-cell office:value-type="float" office:value="206.335">
                <text:p>206.335</text:p>
              </table:table-cell>
              <table:table-cell office:value-type="float" office:value="150000">
                <text:p>150000</text:p>
              </table:table-cell>
              <table:table-cell office:value-type="float" office:value="6.755">
                <text:p>6.7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000">
                <text:p>150000</text:p>
              </table:table-cell>
              <table:table-cell office:value-type="float" office:value="1508.336">
                <text:p>1508.336</text:p>
              </table:table-cell>
              <table:table-cell office:value-type="float" office:value="150000">
                <text:p>150000</text:p>
              </table:table-cell>
              <table:table-cell office:value-type="float" office:value="198.142">
                <text:p>198.142</text:p>
              </table:table-cell>
              <table:table-cell office:value-type="float" office:value="150000">
                <text:p>150000</text:p>
              </table:table-cell>
              <table:table-cell office:value-type="float" office:value="6.498">
                <text:p>6.4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5000">
                <text:p>225000</text:p>
              </table:table-cell>
              <table:table-cell office:value-type="float" office:value="2725.331">
                <text:p>2725.331</text:p>
              </table:table-cell>
              <table:table-cell office:value-type="float" office:value="225000">
                <text:p>225000</text:p>
              </table:table-cell>
              <table:table-cell office:value-type="float" office:value="669.083">
                <text:p>669.083</text:p>
              </table:table-cell>
              <table:table-cell office:value-type="float" office:value="225000">
                <text:p>225000</text:p>
              </table:table-cell>
              <table:table-cell office:value-type="float" office:value="9.878">
                <text:p>9.8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5000">
                <text:p>225000</text:p>
              </table:table-cell>
              <table:table-cell office:value-type="float" office:value="2724.857">
                <text:p>2724.857</text:p>
              </table:table-cell>
              <table:table-cell office:value-type="float" office:value="225000">
                <text:p>225000</text:p>
              </table:table-cell>
              <table:table-cell office:value-type="float" office:value="674.54">
                <text:p>674.54</text:p>
              </table:table-cell>
              <table:table-cell office:value-type="float" office:value="225000">
                <text:p>225000</text:p>
              </table:table-cell>
              <table:table-cell office:value-type="float" office:value="9.694">
                <text:p>9.6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5000">
                <text:p>225000</text:p>
              </table:table-cell>
              <table:table-cell office:value-type="float" office:value="2720.42">
                <text:p>2720.42</text:p>
              </table:table-cell>
              <table:table-cell office:value-type="float" office:value="225000">
                <text:p>225000</text:p>
              </table:table-cell>
              <table:table-cell office:value-type="float" office:value="661.44">
                <text:p>661.44</text:p>
              </table:table-cell>
              <table:table-cell office:value-type="float" office:value="225000">
                <text:p>225000</text:p>
              </table:table-cell>
              <table:table-cell office:value-type="float" office:value="9.756">
                <text:p>9.7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5000">
                <text:p>225000</text:p>
              </table:table-cell>
              <table:table-cell office:value-type="float" office:value="2747.483">
                <text:p>2747.483</text:p>
              </table:table-cell>
              <table:table-cell office:value-type="float" office:value="225000">
                <text:p>225000</text:p>
              </table:table-cell>
              <table:table-cell office:value-type="float" office:value="678.876">
                <text:p>678.876</text:p>
              </table:table-cell>
              <table:table-cell office:value-type="float" office:value="225000">
                <text:p>225000</text:p>
              </table:table-cell>
              <table:table-cell office:value-type="float" office:value="10.179">
                <text:p>10.1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5000">
                <text:p>225000</text:p>
              </table:table-cell>
              <table:table-cell office:value-type="float" office:value="2724.752">
                <text:p>2724.752</text:p>
              </table:table-cell>
              <table:table-cell office:value-type="float" office:value="225000">
                <text:p>225000</text:p>
              </table:table-cell>
              <table:table-cell office:value-type="float" office:value="655.257">
                <text:p>655.257</text:p>
              </table:table-cell>
              <table:table-cell office:value-type="float" office:value="225000">
                <text:p>225000</text:p>
              </table:table-cell>
              <table:table-cell office:value-type="float" office:value="9.764">
                <text:p>9.7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000">
                <text:p>300000</text:p>
              </table:table-cell>
              <table:table-cell office:value-type="float" office:value="4171.062">
                <text:p>4171.062</text:p>
              </table:table-cell>
              <table:table-cell office:value-type="float" office:value="300000">
                <text:p>300000</text:p>
              </table:table-cell>
              <table:table-cell office:value-type="float" office:value="1365.745">
                <text:p>1365.745</text:p>
              </table:table-cell>
              <table:table-cell office:value-type="float" office:value="300000">
                <text:p>300000</text:p>
              </table:table-cell>
              <table:table-cell office:value-type="float" office:value="13.233">
                <text:p>13.2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000">
                <text:p>300000</text:p>
              </table:table-cell>
              <table:table-cell office:value-type="float" office:value="4185.8">
                <text:p>4185.8</text:p>
              </table:table-cell>
              <table:table-cell office:value-type="float" office:value="300000">
                <text:p>300000</text:p>
              </table:table-cell>
              <table:table-cell office:value-type="float" office:value="1359.34">
                <text:p>1359.34</text:p>
              </table:table-cell>
              <table:table-cell office:value-type="float" office:value="300000">
                <text:p>300000</text:p>
              </table:table-cell>
              <table:table-cell office:value-type="float" office:value="13.169">
                <text:p>13.1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0000">
                <text:p>300000</text:p>
              </table:table-cell>
              <table:table-cell office:value-type="float" office:value="4179.354">
                <text:p>4179.354</text:p>
              </table:table-cell>
              <table:table-cell office:value-type="float" office:value="300000">
                <text:p>300000</text:p>
              </table:table-cell>
              <table:table-cell office:value-type="float" office:value="1356.939">
                <text:p>1356.939</text:p>
              </table:table-cell>
              <table:table-cell office:value-type="float" office:value="300000">
                <text:p>300000</text:p>
              </table:table-cell>
              <table:table-cell office:value-type="float" office:value="13.089">
                <text:p>13.0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0000">
                <text:p>300000</text:p>
              </table:table-cell>
              <table:table-cell office:value-type="float" office:value="4203.873">
                <text:p>4203.873</text:p>
              </table:table-cell>
              <table:table-cell office:value-type="float" office:value="300000">
                <text:p>300000</text:p>
              </table:table-cell>
              <table:table-cell office:value-type="float" office:value="1369.045">
                <text:p>1369.045</text:p>
              </table:table-cell>
              <table:table-cell office:value-type="float" office:value="300000">
                <text:p>300000</text:p>
              </table:table-cell>
              <table:table-cell office:value-type="float" office:value="13.161">
                <text:p>13.1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00">
                <text:p>300000</text:p>
              </table:table-cell>
              <table:table-cell office:value-type="float" office:value="4197.309">
                <text:p>4197.309</text:p>
              </table:table-cell>
              <table:table-cell office:value-type="float" office:value="300000">
                <text:p>300000</text:p>
              </table:table-cell>
              <table:table-cell office:value-type="float" office:value="1377.716">
                <text:p>1377.716</text:p>
              </table:table-cell>
              <table:table-cell office:value-type="float" office:value="300000">
                <text:p>300000</text:p>
              </table:table-cell>
              <table:table-cell office:value-type="float" office:value="13.033">
                <text:p>13.0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5000">
                <text:p>375000</text:p>
              </table:table-cell>
              <table:table-cell office:value-type="float" office:value="5588.52">
                <text:p>5588.52</text:p>
              </table:table-cell>
              <table:table-cell office:value-type="float" office:value="375000">
                <text:p>375000</text:p>
              </table:table-cell>
              <table:table-cell office:value-type="float" office:value="2226.276">
                <text:p>2226.276</text:p>
              </table:table-cell>
              <table:table-cell office:value-type="float" office:value="375000">
                <text:p>375000</text:p>
              </table:table-cell>
              <table:table-cell office:value-type="float" office:value="22.586">
                <text:p>22.5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5000">
                <text:p>375000</text:p>
              </table:table-cell>
              <table:table-cell office:value-type="float" office:value="5566.519">
                <text:p>5566.519</text:p>
              </table:table-cell>
              <table:table-cell office:value-type="float" office:value="375000">
                <text:p>375000</text:p>
              </table:table-cell>
              <table:table-cell office:value-type="float" office:value="2241.105">
                <text:p>2241.105</text:p>
              </table:table-cell>
              <table:table-cell office:value-type="float" office:value="375000">
                <text:p>375000</text:p>
              </table:table-cell>
              <table:table-cell office:value-type="float" office:value="22.674">
                <text:p>22.6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5000">
                <text:p>375000</text:p>
              </table:table-cell>
              <table:table-cell office:value-type="float" office:value="5562.442">
                <text:p>5562.442</text:p>
              </table:table-cell>
              <table:table-cell office:value-type="float" office:value="375000">
                <text:p>375000</text:p>
              </table:table-cell>
              <table:table-cell office:value-type="float" office:value="2226.982">
                <text:p>2226.982</text:p>
              </table:table-cell>
              <table:table-cell office:value-type="float" office:value="375000">
                <text:p>375000</text:p>
              </table:table-cell>
              <table:table-cell office:value-type="float" office:value="22.725">
                <text:p>22.7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5000">
                <text:p>375000</text:p>
              </table:table-cell>
              <table:table-cell office:value-type="float" office:value="5561.742">
                <text:p>5561.742</text:p>
              </table:table-cell>
              <table:table-cell office:value-type="float" office:value="375000">
                <text:p>375000</text:p>
              </table:table-cell>
              <table:table-cell office:value-type="float" office:value="2234.581">
                <text:p>2234.581</text:p>
              </table:table-cell>
              <table:table-cell office:value-type="float" office:value="375000">
                <text:p>375000</text:p>
              </table:table-cell>
              <table:table-cell office:value-type="float" office:value="22.609">
                <text:p>22.6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5000">
                <text:p>375000</text:p>
              </table:table-cell>
              <table:table-cell office:value-type="float" office:value="5642.728">
                <text:p>5642.728</text:p>
              </table:table-cell>
              <table:table-cell office:value-type="float" office:value="375000">
                <text:p>375000</text:p>
              </table:table-cell>
              <table:table-cell office:value-type="float" office:value="2224.186">
                <text:p>2224.186</text:p>
              </table:table-cell>
              <table:table-cell office:value-type="float" office:value="375000">
                <text:p>375000</text:p>
              </table:table-cell>
              <table:table-cell office:value-type="float" office:value="22.902">
                <text:p>22.9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E1:Sheet1.E25" chart:error-lower-range="Sheet1.E1:Sheet1.E25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E1:Sheet1.E25" chart:error-lower-range="Sheet1.E1:Sheet1.E25" char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heet1.E26:Sheet1.E46" chart:error-lower-range="Sheet1.E26:Sheet1.E46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E26:Sheet1.E46" chart:error-lower-range="Sheet1.E26:Sheet1.E46" char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Sheet1.E51:Sheet1.E71" chart:error-lower-range="Sheet1.E51:Sheet1.E71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E51:Sheet1.E71" chart:error-lower-range="Sheet1.E51:Sheet1.E71" char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12cm" svg:height="21.462cm" xlink:href=".." xlink:type="simple" chart:class="chart:scatter" chart:style-name="ch1">
        <chart:title svg:x="15.589cm" svg:y="0.565cm" chart:style-name="ch2">
          <text:p>Apriori Netflix data</text:p>
        </chart:title>
        <chart:legend chart:legend-position="end" svg:x="32.506cm" svg:y="9.841cm" style:legend-expansion="high" chart:style-name="ch3"/>
        <chart:plot-area chart:style-name="ch4" table:cell-range-address="Sheet1.A1:Sheet1.A25 Sheet1.B1:Sheet1.B1 Sheet1.D1:Sheet1.D75 Sheet1.B26:Sheet1.B26 Sheet1.B51:Sheet1.B51" chart:data-source-has-labels="row" svg:x="1.732cm" svg:y="1.799cm" svg:width="30.072cm" svg:height="18.234cm">
          <chartooo:coordinate-region svg:x="2.83cm" svg:y="2.029cm" svg:width="28.337cm" svg:height="17.295cm"/>
          <chart:axis chart:dimension="x" chart:name="primary-x" chart:style-name="ch5">
            <chart:title svg:x="16.111cm" svg:y="20.463cm" chart:style-name="ch6">
              <text:p>Baskets</text:p>
            </chart:title>
          </chart:axis>
          <chart:axis chart:dimension="y" chart:name="primary-y" chart:style-name="ch5">
            <chart:title svg:x="0.451cm" svg:y="12.102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D1:Sheet1.D25" chart:label-cell-address="Sheet1.B1:Sheet1.B1" chart:class="chart:scatter">
            <chart:domain table:cell-range-address="Sheet1.A1:Sheet1.A25"/>
            <chart:error-indicator chart:style-name="ch10" chart:dimension="y"/>
            <chart:data-point chart:repeated="25"/>
          </chart:series>
          <chart:series chart:style-name="ch11" chart:values-cell-range-address="Sheet1.D26:Sheet1.D50" chart:label-cell-address="Sheet1.B26:Sheet1.B26" chart:class="chart:scatter">
            <chart:domain table:cell-range-address="Sheet1.A26:Sheet1.A50"/>
            <chart:error-indicator chart:style-name="ch12" chart:dimension="y"/>
            <chart:data-point chart:repeated="25"/>
          </chart:series>
          <chart:series chart:style-name="ch13" chart:values-cell-range-address="Sheet1.D51:Sheet1.D75" chart:label-cell-address="Sheet1.B51:Sheet1.B51" chart:class="chart:scatter">
            <chart:domain table:cell-range-address="Sheet1.A51:Sheet1.A75"/>
            <chart:error-indicator chart:style-name="ch14" chart:dimension="y"/>
            <chart:data-point chart:repeated="2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000</text:p>
                <draw:g>
                  <svg:desc>Sheet1.B1:Sheet1.B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A</text:p>
              </table:table-cell>
              <table:table-cell office:value-type="string">
                <text:p>25000</text:p>
                <draw:g>
                  <svg:desc>Sheet1.B26:Sheet1.B26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A</text:p>
              </table:table-cell>
              <table:table-cell office:value-type="string">
                <text:p>150000</text:p>
                <draw:g>
                  <svg:desc>Sheet1.B51:Sheet1.B5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000">
                <text:p>75000</text:p>
                <draw:g>
                  <svg:desc>Sheet1.A1:Sheet1.A25</svg:desc>
                </draw:g>
              </table:table-cell>
              <table:table-cell office:value-type="float" office:value="453.4144">
                <text:p>453.4144</text:p>
                <draw:g>
                  <svg:desc>Sheet1.D1:Sheet1.D25</svg:desc>
                </draw:g>
              </table:table-cell>
              <table:table-cell office:value-type="float" office:value="1867.51657833644">
                <text:p>1867.51657833644</text:p>
                <draw:g>
                  <svg:desc>Sheet1.E1:Sheet1.E25</svg:desc>
                </draw:g>
              </table:table-cell>
              <table:table-cell office:value-type="float" office:value="1867.51657833644">
                <text:p>1867.51657833644</text:p>
                <draw:g>
                  <svg:desc>Sheet1.E1:Sheet1.E25</svg:desc>
                </draw:g>
              </table:table-cell>
              <table:table-cell office:value-type="float" office:value="75000">
                <text:p>75000</text:p>
                <draw:g>
                  <svg:desc>Sheet1.A26:Sheet1.A50</svg:desc>
                </draw:g>
              </table:table-cell>
              <table:table-cell office:value-type="float" office:value="6.0744">
                <text:p>6.0744</text:p>
                <draw:g>
                  <svg:desc>Sheet1.D26:Sheet1.D50</svg:desc>
                </draw:g>
              </table:table-cell>
              <table:table-cell office:value-type="float" office:value="832.239011264687">
                <text:p>832.239011264687</text:p>
                <draw:g>
                  <svg:desc>Sheet1.E26:Sheet1.E46</svg:desc>
                </draw:g>
              </table:table-cell>
              <table:table-cell office:value-type="float" office:value="832.239011264687">
                <text:p>832.239011264687</text:p>
                <draw:g>
                  <svg:desc>Sheet1.E26:Sheet1.E46</svg:desc>
                </draw:g>
              </table:table-cell>
              <table:table-cell office:value-type="float" office:value="75000">
                <text:p>75000</text:p>
                <draw:g>
                  <svg:desc>Sheet1.A51:Sheet1.A75</svg:desc>
                </draw:g>
              </table:table-cell>
              <table:table-cell office:value-type="float" office:value="3.3204">
                <text:p>3.3204</text:p>
                <draw:g>
                  <svg:desc>Sheet1.D51:Sheet1.D75</svg:desc>
                </draw:g>
              </table:table-cell>
              <table:table-cell office:value-type="float" office:value="6.79775641492593">
                <text:p>6.79775641492593</text:p>
                <draw:g>
                  <svg:desc>Sheet1.E51:Sheet1.E71</svg:desc>
                </draw:g>
              </table:table-cell>
              <table:table-cell office:value-type="float" office:value="6.79775641492593">
                <text:p>6.79775641492593</text:p>
                <draw:g>
                  <svg:desc>Sheet1.E51:Sheet1.E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000">
                <text:p>7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00">
                <text:p>7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00">
                <text:p>7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00">
                <text:p>7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00">
                <text:p>7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00">
                <text:p>7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00">
                <text:p>7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00">
                <text:p>7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00">
                <text:p>7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000">
                <text:p>7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00">
                <text:p>7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00">
                <text:p>7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0">
                <text:p>150000</text:p>
              </table:table-cell>
              <table:table-cell office:value-type="float" office:value="1536.042">
                <text:p>1536.042</text:p>
              </table:table-cell>
              <table:table-cell office:value-type="float" office:value="1867.51657833644">
                <text:p>1867.51657833644</text:p>
              </table:table-cell>
              <table:table-cell office:value-type="float" office:value="1867.51657833644">
                <text:p>1867.51657833644</text:p>
              </table:table-cell>
              <table:table-cell office:value-type="float" office:value="150000">
                <text:p>150000</text:p>
              </table:table-cell>
              <table:table-cell office:value-type="float" office:value="204.2716">
                <text:p>204.2716</text:p>
              </table:table-cell>
              <table:table-cell office:value-type="float" office:value="832.239011264687">
                <text:p>832.239011264687</text:p>
              </table:table-cell>
              <table:table-cell office:value-type="float" office:value="832.239011264687">
                <text:p>832.239011264687</text:p>
              </table:table-cell>
              <table:table-cell office:value-type="float" office:value="150000">
                <text:p>150000</text:p>
              </table:table-cell>
              <table:table-cell office:value-type="float" office:value="6.5198">
                <text:p>6.5198</text:p>
              </table:table-cell>
              <table:table-cell office:value-type="float" office:value="6.79775641492593">
                <text:p>6.79775641492593</text:p>
              </table:table-cell>
              <table:table-cell office:value-type="float" office:value="6.79775641492593">
                <text:p>6.797756414925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00">
                <text:p>1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00">
                <text:p>1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00">
                <text:p>1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00">
                <text:p>1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00">
                <text:p>1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00">
                <text:p>1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000">
                <text:p>1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00">
                <text:p>1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00">
                <text:p>1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000">
                <text:p>1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00">
                <text:p>1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00">
                <text:p>1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5000">
                <text:p>225000</text:p>
              </table:table-cell>
              <table:table-cell office:value-type="float" office:value="2728.5686">
                <text:p>2728.5686</text:p>
              </table:table-cell>
              <table:table-cell office:value-type="float" office:value="1867.51657833644">
                <text:p>1867.51657833644</text:p>
              </table:table-cell>
              <table:table-cell office:value-type="float" office:value="1867.51657833644">
                <text:p>1867.51657833644</text:p>
              </table:table-cell>
              <table:table-cell office:value-type="float" office:value="225000">
                <text:p>225000</text:p>
              </table:table-cell>
              <table:table-cell office:value-type="float" office:value="667.8392">
                <text:p>667.8392</text:p>
              </table:table-cell>
              <table:table-cell office:value-type="float" office:value="832.239011264687">
                <text:p>832.239011264687</text:p>
              </table:table-cell>
              <table:table-cell office:value-type="float" office:value="832.239011264687">
                <text:p>832.239011264687</text:p>
              </table:table-cell>
              <table:table-cell office:value-type="float" office:value="225000">
                <text:p>225000</text:p>
              </table:table-cell>
              <table:table-cell office:value-type="float" office:value="9.8542">
                <text:p>9.8542</text:p>
              </table:table-cell>
              <table:table-cell office:value-type="float" office:value="6.79775641492593">
                <text:p>6.79775641492593</text:p>
              </table:table-cell>
              <table:table-cell office:value-type="float" office:value="6.79775641492593">
                <text:p>6.79775641492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5000">
                <text:p>22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000">
                <text:p>22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000">
                <text:p>22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5000">
                <text:p>22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000">
                <text:p>22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000">
                <text:p>22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5000">
                <text:p>22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000">
                <text:p>22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000">
                <text:p>22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5000">
                <text:p>22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000">
                <text:p>22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000">
                <text:p>22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000">
                <text:p>300000</text:p>
              </table:table-cell>
              <table:table-cell office:value-type="float" office:value="4187.4796">
                <text:p>4187.4796</text:p>
              </table:table-cell>
              <table:table-cell office:value-type="float" office:value="1867.51657833644">
                <text:p>1867.51657833644</text:p>
              </table:table-cell>
              <table:table-cell office:value-type="float" office:value="1867.51657833644">
                <text:p>1867.51657833644</text:p>
              </table:table-cell>
              <table:table-cell office:value-type="float" office:value="300000">
                <text:p>300000</text:p>
              </table:table-cell>
              <table:table-cell office:value-type="float" office:value="1365.757">
                <text:p>1365.757</text:p>
              </table:table-cell>
              <table:table-cell office:value-type="float" office:value="832.239011264687">
                <text:p>832.239011264687</text:p>
              </table:table-cell>
              <table:table-cell office:value-type="float" office:value="832.239011264687">
                <text:p>832.239011264687</text:p>
              </table:table-cell>
              <table:table-cell office:value-type="float" office:value="300000">
                <text:p>300000</text:p>
              </table:table-cell>
              <table:table-cell office:value-type="float" office:value="13.137">
                <text:p>13.137</text:p>
              </table:table-cell>
              <table:table-cell office:value-type="float" office:value="6.79775641492593">
                <text:p>6.79775641492593</text:p>
              </table:table-cell>
              <table:table-cell office:value-type="float" office:value="6.79775641492593">
                <text:p>6.797756414925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000">
                <text:p>3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00">
                <text:p>3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00">
                <text:p>3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0000">
                <text:p>3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00">
                <text:p>3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00">
                <text:p>3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0000">
                <text:p>3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00">
                <text:p>3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00">
                <text:p>3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00">
                <text:p>3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00">
                <text:p>3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00">
                <text:p>3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5000">
                <text:p>375000</text:p>
              </table:table-cell>
              <table:table-cell office:value-type="float" office:value="5584.3902">
                <text:p>5584.3902</text:p>
              </table:table-cell>
              <table:table-cell office:value-type="float" office:value="1867.51657833644">
                <text:p>1867.51657833644</text:p>
              </table:table-cell>
              <table:table-cell office:value-type="float" office:value="1867.51657833644">
                <text:p>1867.51657833644</text:p>
              </table:table-cell>
              <table:table-cell office:value-type="float" office:value="375000">
                <text:p>375000</text:p>
              </table:table-cell>
              <table:table-cell office:value-type="float" office:value="2230.626">
                <text:p>2230.626</text:p>
              </table:table-cell>
              <table:table-cell office:value-type="float" office:value="832.239011264687">
                <text:p>832.239011264687</text:p>
              </table:table-cell>
              <table:table-cell office:value-type="float" office:value="832.239011264687">
                <text:p>832.239011264687</text:p>
              </table:table-cell>
              <table:table-cell office:value-type="float" office:value="375000">
                <text:p>375000</text:p>
              </table:table-cell>
              <table:table-cell office:value-type="float" office:value="22.6992">
                <text:p>22.6992</text:p>
              </table:table-cell>
              <table:table-cell office:value-type="float" office:value="6.79775641492593">
                <text:p>6.79775641492593</text:p>
              </table:table-cell>
              <table:table-cell office:value-type="float" office:value="6.79775641492593">
                <text:p>6.797756414925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5000">
                <text:p>37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000">
                <text:p>37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000">
                <text:p>37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5000">
                <text:p>37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000">
                <text:p>37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000">
                <text:p>37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5000">
                <text:p>37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000">
                <text:p>37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000">
                <text:p>37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5000">
                <text:p>37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000">
                <text:p>37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000">
                <text:p>37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